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2" style:family="table-cell" style:parent-style-name="Default" style:data-style-name="N38"/>
    <style:style style:name="ce17" style:family="table-cell" style:parent-style-name="Default" style:data-style-name="N38">
      <style:table-cell-properties fo:background-color="#ffcc99"/>
    </style:style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2"/>
    <style:style style:name="ce18" style:family="table-cell" style:parent-style-name="Default" style:data-style-name="N2">
      <style:table-cell-properties fo:background-color="#ffcc99"/>
    </style:style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0113"/>
    <style:style style:name="ce20" style:family="table-cell" style:parent-style-name="Default" style:data-style-name="N10113">
      <style:table-cell-properties fo:background-color="#ffcc99"/>
    </style:style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0104"/>
    <style:style style:name="ce21" style:family="table-cell" style:parent-style-name="Default" style:data-style-name="N10104">
      <style:table-cell-properties fo:background-color="#ffcc99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22])" office:value-type="float" office:value="4002.83" calcext:value-type="float">
            <text:p>4002.83</text:p>
          </table:table-cell>
          <table:table-cell table:style-name="ce18" table:formula="of:=SUM([.C2:.C222])" office:value-type="float" office:value="880.49950497184" calcext:value-type="float">
            <text:p>880.50</text:p>
          </table:table-cell>
          <table:table-cell table:style-name="ce18" table:formula="of:=SUM([.$D$2:.$D$222])" office:value-type="float" office:value="54689.8" calcext:value-type="float">
            <text:p>54689.80</text:p>
          </table:table-cell>
          <table:table-cell table:style-name="ce19" table:formula="of:=[.D223]/[.C223]" office:value-type="float" office:value="62.1122438924586" calcext:value-type="float">
            <text:p>62.11</text:p>
          </table:table-cell>
          <table:table-cell table:style-name="ce20"/>
          <table:table-cell table:style-name="ce21"/>
          <table:table-cell table:style-name="ce18" table:formula="of:=SUM([.H2:.H222])" office:value-type="float" office:value="4753.88195" calcext:value-type="float">
            <text:p>4753.88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3:45:46.268423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meta:initial-creator>Mark Gadsby</meta:initial-creator>
    <meta:creation-date>2013-03-08T01:41:14Z</meta:creation-date>
    <dc:date>2019-05-20T13:46:54.617292521</dc:date>
    <meta:editing-cycles>215</meta:editing-cycles>
    <meta:editing-duration>PT6H55M41S</meta:editing-duration>
    <meta:document-statistic meta:table-count="1" meta:cell-count="2149" meta:object-count="0"/>
  </office:meta>
</office:document-meta>
</file>